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ae204" officeooo:paragraph-rsid="000ae204"/>
    </style:style>
    <style:style style:name="P2" style:family="paragraph" style:parent-style-name="Text_20_body">
      <style:text-properties officeooo:paragraph-rsid="000ae204"/>
    </style:style>
    <style:style style:name="P3" style:family="paragraph" style:parent-style-name="Text_20_body">
      <style:text-properties officeooo:rsid="000ae204" officeooo:paragraph-rsid="000ae204"/>
    </style:style>
    <style:style style:name="P4" style:family="paragraph" style:parent-style-name="Text_20_body">
      <style:text-properties officeooo:rsid="000d56fd" officeooo:paragraph-rsid="000d56fd"/>
    </style:style>
    <style:style style:name="P5" style:family="paragraph" style:parent-style-name="Text_20_body">
      <style:text-properties officeooo:rsid="000e619d" officeooo:paragraph-rsid="000e619d"/>
    </style:style>
    <style:style style:name="P6" style:family="paragraph" style:parent-style-name="Text_20_body">
      <style:text-properties officeooo:rsid="00120b4e" officeooo:paragraph-rsid="00120b4e"/>
    </style:style>
    <style:style style:name="P7" style:family="paragraph" style:parent-style-name="Text_20_body">
      <style:text-properties style:text-underline-style="solid" style:text-underline-width="auto" style:text-underline-color="font-color" officeooo:rsid="00120b4e" officeooo:paragraph-rsid="00120b4e"/>
    </style:style>
    <style:style style:name="P8" style:family="paragraph" style:parent-style-name="Text_20_body">
      <style:text-properties style:text-underline-style="solid" style:text-underline-width="auto" style:text-underline-color="font-color" officeooo:rsid="00120b4e" officeooo:paragraph-rsid="001301e8"/>
    </style:style>
    <style:style style:name="P9" style:family="paragraph" style:parent-style-name="Text_20_body">
      <style:text-properties style:text-underline-style="solid" style:text-underline-width="auto" style:text-underline-color="font-color" officeooo:rsid="00120b4e" officeooo:paragraph-rsid="00158717"/>
    </style:style>
    <style:style style:name="P10" style:family="paragraph" style:parent-style-name="Text_20_body">
      <style:text-properties style:text-underline-style="solid" style:text-underline-width="auto" style:text-underline-color="font-color" officeooo:rsid="00120b4e" officeooo:paragraph-rsid="0017e2e6"/>
    </style:style>
    <style:style style:name="P11" style:family="paragraph" style:parent-style-name="Text_20_body">
      <style:text-properties style:text-underline-style="solid" style:text-underline-width="auto" style:text-underline-color="font-color" officeooo:rsid="00120b4e" officeooo:paragraph-rsid="00212985"/>
    </style:style>
    <style:style style:name="P12" style:family="paragraph" style:parent-style-name="Text_20_body">
      <style:text-properties style:text-underline-style="solid" style:text-underline-width="auto" style:text-underline-color="font-color" officeooo:rsid="00163532" officeooo:paragraph-rsid="00163532"/>
    </style:style>
    <style:style style:name="P13" style:family="paragraph" style:parent-style-name="Text_20_body">
      <style:text-properties style:text-underline-style="solid" style:text-underline-width="auto" style:text-underline-color="font-color" officeooo:rsid="00256711" officeooo:paragraph-rsid="00256711"/>
    </style:style>
    <style:style style:name="P14" style:family="paragraph" style:parent-style-name="Text_20_body">
      <style:text-properties style:text-underline-style="none" officeooo:rsid="00120b4e" officeooo:paragraph-rsid="00120b4e"/>
    </style:style>
    <style:style style:name="P15" style:family="paragraph" style:parent-style-name="Text_20_body">
      <style:text-properties style:text-underline-style="none" officeooo:rsid="001301e8" officeooo:paragraph-rsid="001301e8"/>
    </style:style>
    <style:style style:name="P16" style:family="paragraph" style:parent-style-name="Text_20_body">
      <style:text-properties style:text-underline-style="none" officeooo:rsid="0014c0dd" officeooo:paragraph-rsid="0014c0dd"/>
    </style:style>
    <style:style style:name="P17" style:family="paragraph" style:parent-style-name="Text_20_body">
      <style:text-properties style:text-underline-style="none" officeooo:rsid="00158717" officeooo:paragraph-rsid="00158717"/>
    </style:style>
    <style:style style:name="P18" style:family="paragraph" style:parent-style-name="Text_20_body">
      <style:text-properties fo:color="#006c3b" style:text-underline-style="solid" style:text-underline-width="auto" style:text-underline-color="font-color" officeooo:rsid="00120b4e" officeooo:paragraph-rsid="00120b4e"/>
    </style:style>
    <style:style style:name="P19" style:family="paragraph" style:parent-style-name="Text_20_body">
      <style:text-properties fo:color="#006c3b" style:text-underline-style="solid" style:text-underline-width="auto" style:text-underline-color="font-color" officeooo:rsid="00120b4e" officeooo:paragraph-rsid="001301e8"/>
    </style:style>
    <style:style style:name="P20" style:family="paragraph" style:parent-style-name="Text_20_body">
      <style:text-properties fo:color="#006c3b" style:text-underline-style="solid" style:text-underline-width="auto" style:text-underline-color="font-color" officeooo:rsid="00120b4e" officeooo:paragraph-rsid="00158717"/>
    </style:style>
    <style:style style:name="P21" style:family="paragraph" style:parent-style-name="Text_20_body">
      <style:text-properties fo:color="#006c3b" style:text-underline-style="solid" style:text-underline-width="auto" style:text-underline-color="font-color" officeooo:rsid="00120b4e" officeooo:paragraph-rsid="0017e2e6"/>
    </style:style>
    <style:style style:name="P22" style:family="paragraph" style:parent-style-name="Text_20_body">
      <style:text-properties fo:color="#a09600" style:text-underline-style="solid" style:text-underline-width="auto" style:text-underline-color="font-color" officeooo:rsid="00120b4e" officeooo:paragraph-rsid="00120b4e"/>
    </style:style>
    <style:style style:name="P23" style:family="paragraph" style:parent-style-name="Text_20_body">
      <style:text-properties fo:color="#a09600" style:text-underline-style="solid" style:text-underline-width="auto" style:text-underline-color="font-color" officeooo:rsid="00120b4e" officeooo:paragraph-rsid="00158717"/>
    </style:style>
    <style:style style:name="P24" style:family="paragraph" style:parent-style-name="Text_20_body">
      <style:text-properties fo:color="#003d73" style:text-underline-style="solid" style:text-underline-width="auto" style:text-underline-color="font-color" officeooo:rsid="00120b4e" officeooo:paragraph-rsid="00120b4e"/>
    </style:style>
    <style:style style:name="P25" style:family="paragraph" style:parent-style-name="Text_20_body">
      <style:text-properties fo:color="#003d73" style:text-underline-style="solid" style:text-underline-width="auto" style:text-underline-color="font-color" officeooo:rsid="00120b4e" officeooo:paragraph-rsid="0017e2e6" fo:background-color="transparent"/>
    </style:style>
    <style:style style:name="P26" style:family="paragraph" style:parent-style-name="Text_20_body">
      <style:text-properties fo:color="#bc312e" style:text-underline-style="solid" style:text-underline-width="auto" style:text-underline-color="font-color" officeooo:rsid="00120b4e" officeooo:paragraph-rsid="001301e8"/>
    </style:style>
    <style:style style:name="P27" style:family="paragraph" style:parent-style-name="Text_20_body">
      <style:text-properties fo:color="#bc312e" style:text-underline-style="solid" style:text-underline-width="auto" style:text-underline-color="font-color" officeooo:rsid="00120b4e" officeooo:paragraph-rsid="0017e2e6"/>
    </style:style>
    <style:style style:name="P28" style:family="paragraph" style:parent-style-name="Text_20_body">
      <style:text-properties officeooo:rsid="00158717" officeooo:paragraph-rsid="00158717"/>
    </style:style>
    <style:style style:name="P29" style:family="paragraph" style:parent-style-name="Text_20_body">
      <style:text-properties style:use-window-font-color="true" style:text-underline-style="solid" style:text-underline-width="auto" style:text-underline-color="font-color" officeooo:rsid="00163532" officeooo:paragraph-rsid="00163532"/>
    </style:style>
    <style:style style:name="P30" style:family="paragraph" style:parent-style-name="Text_20_body">
      <style:text-properties style:use-window-font-color="true" style:text-underline-style="none" fo:font-weight="normal" officeooo:rsid="0019e182" officeooo:paragraph-rsid="0019e182" style:font-weight-asian="normal" style:font-weight-complex="normal"/>
    </style:style>
    <style:style style:name="P31" style:family="paragraph" style:parent-style-name="Text_20_body">
      <style:text-properties style:use-window-font-color="true" style:text-underline-style="none" fo:font-weight="normal" officeooo:rsid="001b9901" officeooo:paragraph-rsid="001b9901" style:font-weight-asian="normal" style:font-weight-complex="normal"/>
    </style:style>
    <style:style style:name="P32" style:family="paragraph" style:parent-style-name="Text_20_body">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33" style:family="paragraph" style:parent-style-name="Text_20_body">
      <style:text-properties style:use-window-font-color="true" officeooo:paragraph-rsid="00212985"/>
    </style:style>
    <style:style style:name="P34" style:family="paragraph" style:parent-style-name="Text_20_body">
      <style:text-properties officeooo:rsid="00177744" officeooo:paragraph-rsid="00177744"/>
    </style:style>
    <style:style style:name="P35" style:family="paragraph" style:parent-style-name="Text_20_body">
      <style:text-properties officeooo:rsid="0017e2e6" officeooo:paragraph-rsid="0017e2e6"/>
    </style:style>
    <style:style style:name="P36" style:family="paragraph" style:parent-style-name="Text_20_body">
      <style:text-properties officeooo:rsid="001d79f8" officeooo:paragraph-rsid="001d79f8"/>
    </style:style>
    <style:style style:name="P37" style:family="paragraph" style:parent-style-name="Text_20_body">
      <style:text-properties officeooo:paragraph-rsid="00158717"/>
    </style:style>
    <style:style style:name="P38" style:family="paragraph" style:parent-style-name="Text_20_body">
      <style:text-properties fo:color="#c9211e" officeooo:paragraph-rsid="00212985"/>
    </style:style>
    <style:style style:name="P39" style:family="paragraph" style:parent-style-name="Text_20_body">
      <style:text-properties fo:font-weight="normal" officeooo:rsid="00256711" officeooo:paragraph-rsid="00256711" style:font-weight-asian="normal" style:font-weight-complex="normal"/>
    </style:style>
    <style:style style:name="P40" style:family="paragraph" style:parent-style-name="Text_20_body">
      <style:text-properties officeooo:rsid="002755e2" officeooo:paragraph-rsid="002755e2" style:font-size-asian="10.5pt"/>
    </style:style>
    <style:style style:name="P41" style:family="paragraph" style:parent-style-name="Text_20_body">
      <style:text-properties officeooo:paragraph-rsid="00256711"/>
    </style:style>
    <style:style style:name="P42" style:family="paragraph" style:parent-style-name="Text_20_body">
      <style:paragraph-properties fo:margin-top="0in" fo:margin-bottom="0in" loext:contextual-spacing="false"/>
      <style:text-properties style:use-window-font-color="true" style:text-underline-style="none" officeooo:rsid="00163532" officeooo:paragraph-rsid="00163532"/>
    </style:style>
    <style:style style:name="P43" style:family="paragraph" style:parent-style-name="Text_20_body">
      <style:paragraph-properties fo:margin-top="0in" fo:margin-bottom="0in" loext:contextual-spacing="false"/>
      <style:text-properties style:use-window-font-color="true" style:text-underline-style="none" officeooo:rsid="00163532" officeooo:paragraph-rsid="0016da9e"/>
    </style:style>
    <style:style style:name="P44" style:family="paragraph" style:parent-style-name="Text_20_body">
      <style:paragraph-properties fo:margin-top="0in" fo:margin-bottom="0in" loext:contextual-spacing="false"/>
      <style:text-properties style:use-window-font-color="true" style:text-underline-style="none" officeooo:rsid="0016da9e" officeooo:paragraph-rsid="0016da9e"/>
    </style:style>
    <style:style style:name="P45" style:family="paragraph" style:parent-style-name="Text_20_body">
      <style:paragraph-properties fo:margin-top="0in" fo:margin-bottom="0in" loext:contextual-spacing="false"/>
      <style:text-properties style:use-window-font-color="true" style:text-underline-style="solid" style:text-underline-width="auto" style:text-underline-color="font-color" officeooo:rsid="00163532" officeooo:paragraph-rsid="00163532"/>
    </style:style>
    <style:style style:name="P46" style:family="paragraph" style:parent-style-name="Text_20_body">
      <style:paragraph-properties fo:margin-top="0in" fo:margin-bottom="0in" loext:contextual-spacing="false"/>
      <style:text-properties officeooo:rsid="0026bcb9" officeooo:paragraph-rsid="0026c8c3"/>
    </style:style>
    <style:style style:name="P47" style:family="paragraph" style:parent-style-name="Text_20_body">
      <style:paragraph-properties fo:margin-top="0in" fo:margin-bottom="0in" loext:contextual-spacing="false"/>
      <style:text-properties fo:font-size="12pt" officeooo:rsid="0026bcb9" officeooo:paragraph-rsid="0026bcb9" style:font-size-asian="12pt" style:font-size-complex="12pt"/>
    </style:style>
    <style:style style:name="P48" style:family="paragraph" style:parent-style-name="Text_20_body">
      <style:paragraph-properties fo:margin-top="0in" fo:margin-bottom="0in" loext:contextual-spacing="false"/>
      <style:text-properties fo:font-size="14pt" officeooo:rsid="0026bcb9" officeooo:paragraph-rsid="0026bcb9" style:font-size-asian="14pt" style:font-size-complex="14pt"/>
    </style:style>
    <style:style style:name="P49" style:family="paragraph" style:parent-style-name="Text_20_body">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text-properties style:use-window-font-color="true" style:text-underline-style="none" officeooo:rsid="0016da9e" officeooo:paragraph-rsid="0016da9e"/>
    </style:style>
    <style:style style:name="P50" style:family="paragraph" style:parent-style-name="Title">
      <style:text-properties officeooo:paragraph-rsid="000ae204"/>
    </style:style>
    <style:style style:name="P51" style:family="paragraph" style:parent-style-name="Title">
      <style:text-properties officeooo:rsid="000bdbbe" officeooo:paragraph-rsid="000bdbbe"/>
    </style:style>
    <style:style style:name="P52" style:family="paragraph" style:parent-style-name="Subtitle">
      <style:text-properties fo:font-size="14pt" style:font-size-asian="14pt" style:font-size-complex="14pt"/>
    </style:style>
    <style:style style:name="P53" style:family="paragraph" style:parent-style-name="Subtitle">
      <style:text-properties officeooo:rsid="000ae204"/>
    </style:style>
    <style:style style:name="P54" style:family="paragraph" style:parent-style-name="Text_20_body" style:list-style-name="L1">
      <style:text-properties officeooo:rsid="000d56fd" officeooo:paragraph-rsid="000d56fd"/>
    </style:style>
    <style:style style:name="P55" style:family="paragraph" style:parent-style-name="Text_20_body">
      <style:text-properties style:text-underline-style="none" officeooo:rsid="000e619d" officeooo:paragraph-rsid="000e619d"/>
    </style:style>
    <style:style style:name="P56" style:family="paragraph" style:parent-style-name="Text_20_body" style:list-style-name="L5">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57" style:family="paragraph" style:parent-style-name="Text_20_body" style:list-style-name="L6">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58" style:family="paragraph" style:parent-style-name="Text_20_body" style:list-style-name="L6">
      <style:text-properties style:use-window-font-color="true" style:text-underline-style="none" fo:font-weight="normal" officeooo:rsid="00256711" officeooo:paragraph-rsid="00256711" fo:background-color="transparent" style:font-size-asian="10.5pt" style:font-weight-asian="normal" style:font-weight-complex="normal"/>
    </style:style>
    <style:style style:name="P59" style:family="paragraph" style:parent-style-name="Text_20_body">
      <style:text-properties style:use-window-font-color="true" style:text-underline-style="none" fo:font-weight="normal" officeooo:rsid="0026bcb9" officeooo:paragraph-rsid="0026bcb9" style:font-weight-asian="normal" style:font-weight-complex="normal"/>
    </style:style>
    <style:style style:name="P60" style:family="paragraph" style:parent-style-name="Text_20_body">
      <style:text-properties style:use-window-font-color="true" style:text-underline-style="none" fo:font-weight="normal" officeooo:rsid="002ed7c0" officeooo:paragraph-rsid="002ed7c0" style:font-weight-asian="normal" style:font-weight-complex="normal"/>
    </style:style>
    <style:style style:name="P61" style:family="paragraph" style:parent-style-name="Text_20_body">
      <style:text-properties style:use-window-font-color="true" style:text-underline-style="none" fo:font-weight="normal" officeooo:rsid="002f7f3b" officeooo:paragraph-rsid="002f7f3b" style:font-weight-asian="normal" style:font-weight-complex="normal"/>
    </style:style>
    <style:style style:name="P62" style:family="paragraph" style:parent-style-name="Text_20_body">
      <style:text-properties style:use-window-font-color="true" style:text-underline-style="none" fo:font-weight="normal" officeooo:rsid="002f7f3b" officeooo:paragraph-rsid="003c3553" style:font-weight-asian="normal" style:font-weight-complex="normal"/>
    </style:style>
    <style:style style:name="P63" style:family="paragraph" style:parent-style-name="Text_20_body">
      <style:text-properties style:use-window-font-color="true" style:text-underline-style="none" fo:font-weight="normal" officeooo:rsid="003187fa" officeooo:paragraph-rsid="003187fa" style:font-weight-asian="normal" style:font-weight-complex="normal"/>
    </style:style>
    <style:style style:name="P64" style:family="paragraph" style:parent-style-name="Text_20_body" style:list-style-name="">
      <style:text-properties style:use-window-font-color="true" style:text-underline-style="none" fo:font-weight="normal" officeooo:rsid="003187fa" officeooo:paragraph-rsid="003c3553" style:font-weight-asian="normal" style:font-weight-complex="normal"/>
    </style:style>
    <style:style style:name="P65" style:family="paragraph" style:parent-style-name="Text_20_body" style:list-style-name="">
      <style:text-properties style:use-window-font-color="true" style:text-underline-style="none" fo:font-weight="normal" officeooo:rsid="0032456a" officeooo:paragraph-rsid="0032456a" style:font-weight-asian="normal" style:font-weight-complex="normal"/>
    </style:style>
    <style:style style:name="P66" style:family="paragraph" style:parent-style-name="Text_20_body" style:list-style-name="">
      <style:text-properties style:use-window-font-color="true" style:text-underline-style="none" fo:font-weight="normal" officeooo:rsid="0032cb69" officeooo:paragraph-rsid="0032cb69" style:font-weight-asian="normal" style:font-weight-complex="normal"/>
    </style:style>
    <style:style style:name="P67" style:family="paragraph" style:parent-style-name="Text_20_body">
      <style:text-properties style:use-window-font-color="true" style:text-underline-style="solid" style:text-underline-width="auto" style:text-underline-color="font-color" officeooo:rsid="00256711" officeooo:paragraph-rsid="002f7f3b"/>
    </style:style>
    <style:style style:name="P68" style:family="paragraph" style:parent-style-name="Text_20_body">
      <style:text-properties officeooo:paragraph-rsid="002ed7c0"/>
    </style:style>
    <style:style style:name="P69" style:family="paragraph" style:parent-style-name="Text_20_body">
      <style:text-properties officeooo:rsid="002ed7c0" officeooo:paragraph-rsid="002ed7c0"/>
    </style:style>
    <style:style style:name="P70" style:family="paragraph" style:parent-style-name="Text_20_body">
      <style:text-properties fo:font-weight="normal" officeooo:rsid="00256711" officeooo:paragraph-rsid="002ed7c0" style:font-weight-asian="normal" style:font-weight-complex="normal"/>
    </style:style>
    <style:style style:name="P71" style:family="paragraph" style:parent-style-name="Text_20_body">
      <style:text-properties fo:font-weight="normal" officeooo:rsid="00256711" officeooo:paragraph-rsid="002f7f3b" style:font-weight-asian="normal" style:font-weight-complex="normal"/>
    </style:style>
    <style:style style:name="P72" style:family="paragraph" style:parent-style-name="Text_20_body" style:list-style-name="">
      <style:text-properties fo:font-weight="normal" officeooo:rsid="00256711" officeooo:paragraph-rsid="0032456a" style:font-weight-asian="normal" style:font-weight-complex="normal"/>
    </style:style>
    <style:style style:name="P73" style:family="paragraph" style:parent-style-name="Text_20_body">
      <style:text-properties fo:font-weight="normal" officeooo:rsid="00256711" officeooo:paragraph-rsid="003c3553" style:font-weight-asian="normal" style:font-weight-complex="normal"/>
    </style:style>
    <style:style style:name="P74" style:family="paragraph" style:parent-style-name="Text_20_body">
      <style:text-properties style:text-underline-style="solid" style:text-underline-width="auto" style:text-underline-color="font-color" officeooo:rsid="00256711" officeooo:paragraph-rsid="002ed7c0"/>
    </style:style>
    <style:style style:name="P75" style:family="paragraph" style:parent-style-name="Text_20_body">
      <style:text-properties officeooo:paragraph-rsid="002f7f3b"/>
    </style:style>
    <style:style style:name="P76" style:family="paragraph" style:parent-style-name="Text_20_body">
      <style:text-properties fo:color="#006c3b" style:text-underline-style="solid" style:text-underline-width="auto" style:text-underline-color="font-color" officeooo:rsid="00256711" officeooo:paragraph-rsid="002f7f3b"/>
    </style:style>
    <style:style style:name="P77" style:family="paragraph" style:parent-style-name="Text_20_body">
      <style:text-properties fo:color="#006c3b" officeooo:paragraph-rsid="00212985"/>
    </style:style>
    <style:style style:name="P78" style:family="paragraph" style:parent-style-name="Text_20_body">
      <style:text-properties fo:color="#003d73" style:text-underline-style="solid" style:text-underline-width="auto" style:text-underline-color="font-color" officeooo:rsid="00256711" officeooo:paragraph-rsid="002f7f3b"/>
    </style:style>
    <style:style style:name="P79" style:family="paragraph" style:parent-style-name="Text_20_body">
      <style:text-properties fo:color="#003d73" style:text-underline-style="solid" style:text-underline-width="auto" style:text-underline-color="font-color" officeooo:rsid="00256711" officeooo:paragraph-rsid="003c3553"/>
    </style:style>
    <style:style style:name="P80" style:family="paragraph" style:parent-style-name="Text_20_body" style:list-style-name="L1">
      <style:text-properties officeooo:rsid="00304668" officeooo:paragraph-rsid="00304668"/>
    </style:style>
    <style:style style:name="P81" style:family="paragraph" style:parent-style-name="Text_20_body">
      <style:text-properties officeooo:rsid="00304668" officeooo:paragraph-rsid="00304668"/>
    </style:style>
    <style:style style:name="P82" style:family="paragraph" style:parent-style-name="Text_20_body">
      <style:text-properties officeooo:rsid="003187fa" officeooo:paragraph-rsid="003187fa"/>
    </style:style>
    <style:style style:name="P83" style:family="paragraph" style:parent-style-name="Text_20_body" style:list-style-name="L8">
      <style:text-properties officeooo:rsid="003187fa" officeooo:paragraph-rsid="003187fa"/>
    </style:style>
    <style:style style:name="P84" style:family="paragraph" style:parent-style-name="Text_20_body">
      <style:text-properties officeooo:rsid="0031cda7" officeooo:paragraph-rsid="0031cda7"/>
    </style:style>
    <style:style style:name="P85" style:family="paragraph" style:parent-style-name="Text_20_body" style:list-style-name="L8">
      <style:text-properties officeooo:rsid="0031cda7" officeooo:paragraph-rsid="0031cda7"/>
    </style:style>
    <style:style style:name="P86" style:family="paragraph" style:parent-style-name="Text_20_body" style:list-style-name="L10">
      <style:text-properties officeooo:rsid="0031cda7" officeooo:paragraph-rsid="0031cda7"/>
    </style:style>
    <style:style style:name="P87" style:family="paragraph" style:parent-style-name="Text_20_body">
      <style:text-properties officeooo:paragraph-rsid="0032456a"/>
    </style:style>
    <style:style style:name="P88" style:family="paragraph" style:parent-style-name="Text_20_body">
      <style:text-properties fo:color="#d99116" style:text-underline-style="solid" style:text-underline-width="auto" style:text-underline-color="font-color" officeooo:rsid="00256711" officeooo:paragraph-rsid="0032456a"/>
    </style:style>
    <style:style style:name="P89" style:family="paragraph" style:parent-style-name="Text_20_body">
      <style:text-properties fo:color="#a09600" officeooo:paragraph-rsid="00212985"/>
    </style:style>
    <style:style style:name="P90" style:family="paragraph" style:parent-style-name="Text_20_body">
      <style:text-properties fo:color="#a09600" fo:font-weight="normal" officeooo:rsid="00256711" officeooo:paragraph-rsid="002f7f3b" style:font-weight-asian="normal" style:font-weight-complex="normal"/>
    </style:style>
    <style:style style:name="P91" style:family="paragraph" style:parent-style-name="Text_20_body">
      <style:text-properties officeooo:paragraph-rsid="003c3553"/>
    </style:style>
    <style:style style:name="P92" style:family="paragraph" style:parent-style-name="Text_20_body" style:list-style-name="L2">
      <style:paragraph-properties fo:margin-top="0in" fo:margin-bottom="0in" loext:contextual-spacing="false"/>
      <style:text-properties style:use-window-font-color="true" style:text-underline-style="none" officeooo:rsid="00163532" officeooo:paragraph-rsid="00163532"/>
    </style:style>
    <style:style style:name="P93" style:family="paragraph" style:parent-style-name="Text_20_body" style:list-style-name="L3">
      <style:paragraph-properties fo:margin-top="0in" fo:margin-bottom="0in" loext:contextual-spacing="false"/>
      <style:text-properties style:use-window-font-color="true" style:text-underline-style="none" officeooo:rsid="00163532" officeooo:paragraph-rsid="00163532"/>
    </style:style>
    <style:style style:name="P94" style:family="paragraph" style:parent-style-name="Text_20_body" style:list-style-name="L3">
      <style:paragraph-properties fo:margin-top="0in" fo:margin-bottom="0in" loext:contextual-spacing="false"/>
      <style:text-properties style:use-window-font-color="true" style:text-underline-style="none" officeooo:rsid="00163532" officeooo:paragraph-rsid="0016da9e"/>
    </style:style>
    <style:style style:name="P95" style:family="paragraph" style:parent-style-name="Text_20_body">
      <style:paragraph-properties fo:margin-top="0in" fo:margin-bottom="0in" loext:contextual-spacing="false"/>
      <style:text-properties style:use-window-font-color="true" style:text-underline-style="none" fo:font-weight="normal" officeooo:rsid="0026bcb9" officeooo:paragraph-rsid="0026bcb9" style:font-weight-asian="normal" style:font-weight-complex="normal"/>
    </style:style>
    <style:style style:name="P96" style:family="paragraph" style:parent-style-name="Text_20_body">
      <style:paragraph-properties fo:margin-top="0in" fo:margin-bottom="0in" loext:contextual-spacing="false"/>
      <style:text-properties style:use-window-font-color="true" style:text-underline-style="none" fo:font-weight="normal" officeooo:rsid="0026bcb9" officeooo:paragraph-rsid="0026c8c3" style:font-weight-asian="normal" style:font-weight-complex="normal"/>
    </style:style>
    <style:style style:name="P97" style:family="paragraph" style:parent-style-name="Text_20_body">
      <style:paragraph-properties fo:margin-top="0in" fo:margin-bottom="0in" loext:contextual-spacing="false"/>
      <style:text-properties style:use-window-font-color="true" fo:font-size="14pt" style:text-underline-style="none" fo:font-weight="normal" officeooo:rsid="0026bcb9" officeooo:paragraph-rsid="0026bcb9" style:font-size-asian="14pt" style:font-weight-asian="normal" style:font-size-complex="14pt" style:font-weight-complex="normal"/>
    </style:style>
    <style:style style:name="P98" style:family="paragraph" style:parent-style-name="Text_20_body">
      <style:paragraph-properties fo:margin-top="0in" fo:margin-bottom="0in" loext:contextual-spacing="false"/>
      <style:text-properties style:use-window-font-color="true" fo:font-size="12pt" style:text-underline-style="none" fo:font-weight="normal" officeooo:rsid="0026c8c3" officeooo:paragraph-rsid="0026bcb9" style:font-size-asian="12pt" style:font-weight-asian="normal" style:font-size-complex="12pt" style:font-weight-complex="normal"/>
    </style:style>
    <style:style style:name="P99" style:family="paragraph" style:parent-style-name="Text_20_body" style:list-style-name="L4">
      <style:paragraph-properties fo:margin-top="0in" fo:margin-bottom="0in" loext:contextual-spacing="false"/>
      <style:text-properties officeooo:rsid="00177744" officeooo:paragraph-rsid="00177744"/>
    </style:style>
    <style:style style:name="P100" style:family="paragraph" style:parent-style-name="Text_20_body" style:list-style-name="L3" style:master-page-name="">
      <loext:graphic-properties draw:fill="none"/>
      <style:paragraph-properties fo:margin-left="0in" fo:margin-right="0in" fo:margin-top="0in" fo:margin-bottom="0in" loext:contextual-spacing="false" fo:line-height="115%" fo:text-align="justify" style:justify-single-word="false" fo:text-indent="0in" style:auto-text-indent="false" style:page-number="auto" fo:background-color="transparent"/>
      <style:text-properties style:use-window-font-color="true" style:text-underline-style="none" officeooo:rsid="00163532" officeooo:paragraph-rsid="0016da9e"/>
    </style:style>
    <style:style style:name="P101" style:family="paragraph" style:parent-style-name="Text_20_body" style:list-style-name="L3">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text-properties style:use-window-font-color="true" style:text-underline-style="solid" style:text-underline-width="auto" style:text-underline-color="font-color" officeooo:rsid="00163532" officeooo:paragraph-rsid="0016da9e"/>
    </style:style>
    <style:style style:name="P102" style:family="paragraph" style:parent-style-name="Heading_20_1">
      <style:text-properties officeooo:rsid="000e619d" officeooo:paragraph-rsid="000d56fd"/>
    </style:style>
    <style:style style:name="P103" style:family="paragraph" style:parent-style-name="Heading_20_1" style:list-style-name="">
      <style:text-properties officeooo:rsid="000e619d" officeooo:paragraph-rsid="000e619d"/>
    </style:style>
    <style:style style:name="P104" style:family="paragraph" style:parent-style-name="Heading_20_1">
      <style:text-properties fo:font-size="24pt" style:text-underline-style="none" officeooo:rsid="000e619d" officeooo:paragraph-rsid="000e619d" style:font-size-asian="24pt" style:font-size-complex="24pt"/>
    </style:style>
    <style:style style:name="P105" style:family="paragraph" style:parent-style-name="Heading_20_1">
      <style:paragraph-properties fo:break-before="page"/>
      <style:text-properties officeooo:rsid="000ae204" officeooo:paragraph-rsid="000ae204"/>
    </style:style>
    <style:style style:name="P106" style:family="paragraph" style:parent-style-name="Heading_20_1">
      <style:paragraph-properties fo:break-before="page"/>
      <style:text-properties style:text-underline-style="none" officeooo:rsid="000e619d" officeooo:paragraph-rsid="000e619d"/>
    </style:style>
    <style:style style:name="P107" style:family="paragraph" style:parent-style-name="Heading_20_2">
      <style:text-properties officeooo:rsid="000e619d" officeooo:paragraph-rsid="000e619d"/>
    </style:style>
    <style:style style:name="P108" style:family="paragraph" style:parent-style-name="Heading_20_2" style:list-style-name="">
      <style:text-properties officeooo:rsid="000e619d" officeooo:paragraph-rsid="000e619d"/>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rsid="000e619d" officeooo:paragraph-rsid="000e619d"/>
    </style:style>
    <style:style style:name="P111" style:family="paragraph" style:parent-style-name="Heading_20_2">
      <style:paragraph-properties fo:break-before="page"/>
      <style:text-properties officeooo:rsid="00100d8e" officeooo:paragraph-rsid="002ed7c0"/>
    </style:style>
    <style:style style:name="P112" style:family="paragraph" style:parent-style-name="Heading_20_3">
      <style:text-properties officeooo:rsid="000e619d" officeooo:paragraph-rsid="000e619d"/>
    </style:style>
    <style:style style:name="P113" style:family="paragraph" style:parent-style-name="Heading_20_3">
      <style:text-properties officeooo:rsid="000fbca8" officeooo:paragraph-rsid="000fbca8"/>
    </style:style>
    <style:style style:name="P114" style:family="paragraph" style:parent-style-name="Heading_20_3">
      <style:text-properties officeooo:rsid="001301e8" officeooo:paragraph-rsid="001301e8"/>
    </style:style>
    <style:style style:name="P115" style:family="paragraph" style:parent-style-name="Heading_20_3">
      <style:text-properties officeooo:paragraph-rsid="000e619d"/>
    </style:style>
    <style:style style:name="P116" style:family="paragraph" style:parent-style-name="Heading_20_3">
      <style:text-properties officeooo:rsid="00100d8e" officeooo:paragraph-rsid="002ed7c0"/>
    </style:style>
    <style:style style:name="P117" style:family="paragraph" style:parent-style-name="Heading_20_3">
      <style:text-properties officeooo:rsid="001d79f8" officeooo:paragraph-rsid="002ed7c0"/>
    </style:style>
    <style:style style:name="P118" style:family="paragraph" style:parent-style-name="Heading_20_3">
      <style:text-properties style:use-window-font-color="true" style:text-underline-style="none" fo:font-weight="bold" officeooo:rsid="001d79f8" officeooo:paragraph-rsid="002ed7c0" style:font-weight-asian="bold" style:font-weight-complex="bold"/>
    </style:style>
    <style:style style:name="P119" style:family="paragraph" style:parent-style-name="Heading_20_3">
      <style:text-properties style:use-window-font-color="true" style:text-underline-style="none" fo:font-weight="bold" officeooo:rsid="001d79f8" officeooo:paragraph-rsid="002f7f3b" style:font-weight-asian="bold" style:font-weight-complex="bold"/>
    </style:style>
    <style:style style:name="P120" style:family="paragraph" style:parent-style-name="Heading_20_3">
      <style:text-properties style:use-window-font-color="true" style:text-underline-style="none" fo:font-weight="bold" officeooo:rsid="001d79f8" officeooo:paragraph-rsid="003c3553" style:font-weight-asian="bold" style:font-weight-complex="bold"/>
    </style:style>
    <style:style style:name="P121" style:family="paragraph" style:parent-style-name="Heading_20_3">
      <style:text-properties officeooo:rsid="003187fa" officeooo:paragraph-rsid="003187fa"/>
    </style:style>
    <style:style style:name="P122" style:family="paragraph" style:parent-style-name="Heading_20_3">
      <style:text-properties officeooo:paragraph-rsid="0032456a"/>
    </style:style>
    <style:style style:name="P123" style:family="paragraph">
      <style:paragraph-properties fo:text-align="center"/>
    </style:style>
    <style:style style:name="P124" style:family="paragraph">
      <loext:graphic-properties draw:fill="none" draw:fill-color="#ffffff"/>
      <style:paragraph-properties fo:text-align="center" style:writing-mode="lr-tb"/>
      <style:text-properties style:font-name="Liberation Sans" fo:font-weight="bold" style:font-weight-asian="bold" style:font-weight-complex="bold"/>
    </style:style>
    <style:style style:name="T1" style:family="text">
      <style:text-properties officeooo:rsid="000ae204"/>
    </style:style>
    <style:style style:name="T2" style:family="text">
      <style:text-properties officeooo:rsid="000bdbbe"/>
    </style:style>
    <style:style style:name="T3" style:family="text">
      <style:text-properties officeooo:rsid="000d56fd"/>
    </style:style>
    <style:style style:name="T4" style:family="text">
      <style:text-properties officeooo:rsid="000e619d"/>
    </style:style>
    <style:style style:name="T5" style:family="text">
      <style:text-properties officeooo:rsid="000fbca8"/>
    </style:style>
    <style:style style:name="T6" style:family="text">
      <style:text-properties officeooo:rsid="001301e8"/>
    </style:style>
    <style:style style:name="T7" style:family="text">
      <style:text-properties officeooo:rsid="00158717"/>
    </style:style>
    <style:style style:name="T8" style:family="text">
      <style:text-properties officeooo:rsid="00163532"/>
    </style:style>
    <style:style style:name="T9" style:family="text">
      <style:text-properties fo:color="#003d73" fo:font-weight="bold" style:font-weight-asian="bold" style:font-weight-complex="bold"/>
    </style:style>
    <style:style style:name="T10" style:family="text">
      <style:text-properties fo:color="#006c3b" fo:font-weight="bold" style:font-weight-asian="bold" style:font-weight-complex="bold"/>
    </style:style>
    <style:style style:name="T11" style:family="text">
      <style:text-properties officeooo:rsid="0016da9e"/>
    </style:style>
    <style:style style:name="T12" style:family="text">
      <style:text-properties fo:font-weight="bold" style:font-weight-asian="bold" style:font-weight-complex="bold"/>
    </style:style>
    <style:style style:name="T13" style:family="text">
      <style:text-properties fo:font-weight="bold" officeooo:rsid="00158717" style:font-weight-asian="bold" style:font-weight-complex="bold"/>
    </style:style>
    <style:style style:name="T14" style:family="text">
      <style:text-properties fo:font-weight="bold" officeooo:rsid="0016da9e" style:font-weight-asian="bold" style:font-weight-complex="bold"/>
    </style:style>
    <style:style style:name="T15" style:family="text">
      <style:text-properties fo:font-weight="bold" officeooo:rsid="001301e8" style:font-weight-asian="bold" style:font-weight-complex="bold"/>
    </style:style>
    <style:style style:name="T16" style:family="text">
      <style:text-properties fo:font-weight="bold" officeooo:rsid="0017e2e6" style:font-weight-asian="bold" style:font-weight-complex="bold"/>
    </style:style>
    <style:style style:name="T17" style:family="text">
      <style:text-properties fo:font-weight="bold" officeooo:rsid="001b9901" style:font-weight-asian="bold" style:font-weight-complex="bold"/>
    </style:style>
    <style:style style:name="T18" style:family="text">
      <style:text-properties fo:font-weight="bold" officeooo:rsid="001bad1e" style:font-weight-asian="bold" style:font-weight-complex="bold"/>
    </style:style>
    <style:style style:name="T19" style:family="text">
      <style:text-properties fo:font-weight="bold" officeooo:rsid="001c069b" style:font-weight-asian="bold" style:font-weight-complex="bold"/>
    </style:style>
    <style:style style:name="T20" style:family="text">
      <style:text-properties fo:font-weight="bold" officeooo:rsid="00212985" style:font-weight-asian="bold" style:font-weight-complex="bold"/>
    </style:style>
    <style:style style:name="T21" style:family="text">
      <style:text-properties fo:font-weight="bold" officeooo:rsid="002f7f3b" style:font-weight-asian="bold" style:font-weight-complex="bold"/>
    </style:style>
    <style:style style:name="T22" style:family="text">
      <style:text-properties fo:font-weight="bold" officeooo:rsid="0032456a" style:font-weight-asian="bold" style:font-weight-complex="bold"/>
    </style:style>
    <style:style style:name="T23" style:family="text">
      <style:text-properties fo:font-weight="bold" officeooo:rsid="0032cb69" style:font-weight-asian="bold" style:font-weight-complex="bold"/>
    </style:style>
    <style:style style:name="T24" style:family="text">
      <style:text-properties style:use-window-font-color="true" style:text-underline-style="none" fo:font-weight="normal" style:font-weight-asian="normal" style:font-weight-complex="normal"/>
    </style:style>
    <style:style style:name="T25" style:family="text">
      <style:text-properties style:use-window-font-color="true" style:text-underline-style="none" fo:font-weight="normal" officeooo:rsid="0026c8c3" style:font-weight-asian="normal" style:font-weight-complex="normal"/>
    </style:style>
    <style:style style:name="T26" style:family="text">
      <style:text-properties officeooo:rsid="0019e182"/>
    </style:style>
    <style:style style:name="T27" style:family="text">
      <style:text-properties officeooo:rsid="001b9901"/>
    </style:style>
    <style:style style:name="T28" style:family="text">
      <style:text-properties officeooo:rsid="001d5235"/>
    </style:style>
    <style:style style:name="T29" style:family="text">
      <style:text-properties officeooo:rsid="00212985"/>
    </style:style>
    <style:style style:name="T30" style:family="text">
      <style:text-properties style:text-underline-style="none" officeooo:rsid="00158717"/>
    </style:style>
    <style:style style:name="T31" style:family="text">
      <style:text-properties style:text-underline-style="none" officeooo:rsid="00212985" style:font-size-asian="10.5pt"/>
    </style:style>
    <style:style style:name="T32" style:family="text">
      <style:text-properties officeooo:rsid="00212985" style:font-size-asian="10.5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120b4e"/>
    </style:style>
    <style:style style:name="T35" style:family="text">
      <style:text-properties style:text-underline-style="solid" style:text-underline-width="auto" style:text-underline-color="font-color" fo:font-weight="bold" officeooo:rsid="00212985" style:font-size-asian="10.5pt" style:font-weight-asian="bold" style:font-weight-complex="bold"/>
    </style:style>
    <style:style style:name="T36" style:family="text">
      <style:text-properties style:text-underline-style="solid" style:text-underline-width="auto" style:text-underline-color="font-color" fo:font-weight="bold" officeooo:rsid="00256711" style:font-size-asian="10.5pt" style:font-weight-asian="bold" style:font-weight-complex="bold"/>
    </style:style>
    <style:style style:name="T37" style:family="text">
      <style:text-properties style:text-underline-style="solid" style:text-underline-width="auto" style:text-underline-color="font-color" fo:font-weight="bold" officeooo:rsid="0032456a" style:font-size-asian="10.5pt" style:font-weight-asian="bold" style:font-weight-complex="bold"/>
    </style:style>
    <style:style style:name="T38" style:family="text">
      <style:text-properties style:text-underline-style="solid" style:text-underline-width="auto" style:text-underline-color="font-color" fo:font-weight="bold" officeooo:rsid="0032cb69" style:font-size-asian="10.5pt" style:font-weight-asian="bold" style:font-weight-complex="bold"/>
    </style:style>
    <style:style style:name="T39" style:family="text">
      <style:text-properties style:text-underline-style="solid" style:text-underline-width="auto" style:text-underline-color="font-color" fo:font-weight="bold" officeooo:rsid="00378747" style:font-size-asian="10.5pt" style:font-weight-asian="bold" style:font-weight-complex="bold"/>
    </style:style>
    <style:style style:name="T40" style:family="text">
      <style:text-properties style:text-underline-style="solid" style:text-underline-width="auto" style:text-underline-color="font-color" fo:font-weight="bold" officeooo:rsid="00212985" fo:background-color="transparent" loext:char-shading-value="0" style:font-size-asian="10.5pt" style:font-weight-asian="bold" style:font-weight-complex="bold"/>
    </style:style>
    <style:style style:name="T41" style:family="text">
      <style:text-properties style:text-underline-style="solid" style:text-underline-width="auto" style:text-underline-color="font-color" fo:font-weight="bold" officeooo:rsid="0032cb69" fo:background-color="transparent" loext:char-shading-value="0" style:font-size-asian="10.5pt" style:font-weight-asian="bold" style:font-weight-complex="bold"/>
    </style:style>
    <style:style style:name="T42" style:family="text">
      <style:text-properties style:text-underline-style="solid" style:text-underline-width="auto" style:text-underline-color="font-color" fo:font-weight="bold" officeooo:rsid="002ed7c0" style:font-weight-asian="bold" style:font-weight-complex="bold"/>
    </style:style>
    <style:style style:name="T43" style:family="text">
      <style:text-properties style:text-underline-style="solid" style:text-underline-width="auto" style:text-underline-color="font-color" fo:font-weight="bold" officeooo:rsid="002f7f3b" style:font-weight-asian="bold" style:font-weight-complex="bold"/>
    </style:style>
    <style:style style:name="T44" style:family="text">
      <style:text-properties style:text-underline-style="solid" style:text-underline-width="auto" style:text-underline-color="font-color" fo:font-weight="bold" officeooo:rsid="0035dbcc" style:font-weight-asian="bold" style:font-weight-complex="bold"/>
    </style:style>
    <style:style style:name="T45" style:family="text">
      <style:text-properties style:text-underline-style="solid" style:text-underline-width="auto" style:text-underline-color="font-color" fo:font-weight="bold" officeooo:rsid="00371df5" style:font-weight-asian="bold" style:font-weight-complex="bold"/>
    </style:style>
    <style:style style:name="T46" style:family="text">
      <style:text-properties style:text-underline-style="solid" style:text-underline-width="auto" style:text-underline-color="font-color" fo:font-weight="bold" officeooo:rsid="0039609f" style:font-weight-asian="bold" style:font-weight-complex="bold"/>
    </style:style>
    <style:style style:name="T47" style:family="text">
      <style:text-properties style:text-underline-style="solid" style:text-underline-width="auto" style:text-underline-color="font-color" fo:font-weight="bold" officeooo:rsid="003af4ef" style:font-weight-asian="bold" style:font-weight-complex="bold"/>
    </style:style>
    <style:style style:name="T48" style:family="text">
      <style:text-properties style:text-underline-style="solid" style:text-underline-width="auto" style:text-underline-color="font-color" fo:font-weight="bold" officeooo:rsid="003c3553" style:font-weight-asian="bold" style:font-weight-complex="bold"/>
    </style:style>
    <style:style style:name="T49" style:family="text">
      <style:text-properties style:text-underline-style="solid" style:text-underline-width="auto" style:text-underline-color="font-color" officeooo:rsid="00120b4e" fo:background-color="transparent" loext:char-shading-value="0"/>
    </style:style>
    <style:style style:name="T50" style:family="text">
      <style:text-properties style:text-underline-style="solid" style:text-underline-width="auto" style:text-underline-color="font-color" fo:font-weight="normal" officeooo:rsid="00256711" style:font-weight-asian="normal" style:font-weight-complex="normal"/>
    </style:style>
    <style:style style:name="T51" style:family="text">
      <style:text-properties style:text-underline-style="solid" style:text-underline-width="auto" style:text-underline-color="font-color" fo:font-weight="normal" officeooo:rsid="00371df5" style:font-weight-asian="normal" style:font-weight-complex="normal"/>
    </style:style>
    <style:style style:name="T52" style:family="text">
      <style:text-properties style:text-underline-style="solid" style:text-underline-width="auto" style:text-underline-color="font-color" fo:font-weight="normal" officeooo:rsid="003af4ef" style:font-weight-asian="normal" style:font-weight-complex="normal"/>
    </style:style>
    <style:style style:name="T53" style:family="text">
      <style:text-properties officeooo:rsid="00256711"/>
    </style:style>
    <style:style style:name="T54" style:family="text">
      <style:text-properties fo:color="#c9211e" style:text-underline-style="solid" style:text-underline-width="auto" style:text-underline-color="font-color"/>
    </style:style>
    <style:style style:name="T55" style:family="text">
      <style:text-properties fo:color="#c9211e" style:text-underline-style="solid" style:text-underline-width="auto" style:text-underline-color="font-color" fo:font-weight="bold" style:font-weight-asian="bold" style:font-weight-complex="bold"/>
    </style:style>
    <style:style style:name="T56" style:family="text">
      <style:text-properties fo:color="#c9211e" style:text-underline-style="solid" style:text-underline-width="auto" style:text-underline-color="font-color" fo:font-weight="bold" officeooo:rsid="002f7f3b" style:font-weight-asian="bold" style:font-weight-complex="bold"/>
    </style:style>
    <style:style style:name="T57" style:family="text">
      <style:text-properties fo:color="#c9211e" style:text-underline-style="solid" style:text-underline-width="auto" style:text-underline-color="font-color" fo:font-weight="bold" officeooo:rsid="0035dbcc" style:font-weight-asian="bold" style:font-weight-complex="bold"/>
    </style:style>
    <style:style style:name="T58" style:family="text">
      <style:text-properties officeooo:rsid="0026bcb9"/>
    </style:style>
    <style:style style:name="T59" style:family="text">
      <style:text-properties officeooo:rsid="002755e2"/>
    </style:style>
    <style:style style:name="T60" style:family="text">
      <style:text-properties officeooo:rsid="002ed7c0"/>
    </style:style>
    <style:style style:name="T61" style:family="text">
      <style:text-properties officeooo:rsid="002f7f3b"/>
    </style:style>
    <style:style style:name="T62" style:family="text">
      <style:text-properties officeooo:rsid="003084e8"/>
    </style:style>
    <style:style style:name="T63" style:family="text">
      <style:text-properties officeooo:rsid="003187fa"/>
    </style:style>
    <style:style style:name="T64" style:family="text">
      <style:text-properties officeooo:rsid="0035dbcc"/>
    </style:style>
    <style:style style:name="T65" style:family="text">
      <style:text-properties officeooo:rsid="00371df5"/>
    </style:style>
    <style:style style:name="T66" style:family="text">
      <style:text-properties officeooo:rsid="003c3553"/>
    </style:style>
    <style:style style:name="T67" style:family="text">
      <style:text-properties officeooo:rsid="003d21f2"/>
    </style:style>
    <style:style style:name="T68" style:family="text">
      <style:text-properties style:font-name="Liberation Sans" fo:font-weight="bold" style:font-weight-asian="bold" style:font-weight-complex="bold"/>
    </style:style>
    <style:style style:name="T69" style:family="text">
      <style:text-properties style:font-name="Liberation San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339in" fo:text-indent="-0.25in" fo:margin-left="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9in" fo:text-indent="-0.25in" fo:margin-left="0.5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6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0"/>
      <text:p text:style-name="P2"/>
      <text:p text:style-name="P51">Fellowship of the Burning Snake</text:p>
      <text:p text:style-name="Subtitle"><text:span text:style-name="T1">A </text:span>Three-Year Plan <text:span text:style-name="T2">for PYroMat</text:span></text:p>
      <text:p text:style-name="Text_20_body"/>
      <text:p text:style-name="Text_20_body"/>
      <text:p text:style-name="Text_20_body"/>
      <text:p text:style-name="Text_20_body"/>
      <text:p text:style-name="Text_20_body"/>
      <text:p text:style-name="P52">January 2022 – December 2024</text:p>
      <text:p text:style-name="P1"/>
      <text:p text:style-name="P1"/>
      <text:p text:style-name="P1"/>
      <text:p text:style-name="Subtitle"/>
      <text:p text:style-name="P53"><draw:frame text:anchor-type="paragraph" draw:z-index="0" draw:name="Shape1" draw:style-name="gr1" draw:text-style-name="P124" svg:width="2.2634in" svg:height="1.3642in" svg:x="0in" svg:y="0.0472in"><draw:text-box><text:p text:style-name="P123"><text:span text:style-name="T68">Christopher Martin</text:span></text:p><text:p text:style-name="P123"><text:span text:style-name="T69">Associate Professor </text:span></text:p><text:p text:style-name="P123"><text:span text:style-name="T69">of Mechanical Engineering</text:span></text:p><text:p text:style-name="P123"><text:span text:style-name="T69">Penn State Altoona</text:span></text:p></draw:text-box></draw:frame><draw:frame text:anchor-type="paragraph" draw:z-index="1" draw:name="Shape1" draw:style-name="gr1" draw:text-style-name="P124" svg:width="2.2634in" svg:height="1.3642in" svg:x="2.2634in" svg:y="0.0472in"><draw:text-box><text:p text:style-name="P123"><text:span text:style-name="T68">Joseph Ranalli</text:span></text:p><text:p text:style-name="P123"><text:span text:style-name="T69">Associate Professor </text:span></text:p><text:p text:style-name="P123"><text:span text:style-name="T69">of Mechanical Engineering</text:span></text:p><text:p text:style-name="P123"><text:span text:style-name="T69">Penn State Hazelton</text:span></text:p></draw:text-box></draw:frame><draw:frame text:anchor-type="paragraph" draw:z-index="2" draw:name="Shape1" draw:style-name="gr1" draw:text-style-name="P124" svg:width="2.2634in" svg:height="1.3642in" svg:x="4.5264in" svg:y="0.0472in"><draw:text-box><text:p text:style-name="P123"><text:span text:style-name="T68">Jacob Moore</text:span></text:p><text:p text:style-name="P123"><text:span text:style-name="T69">Associate Professor </text:span></text:p><text:p text:style-name="P123"><text:span text:style-name="T69">of Engineering</text:span></text:p><text:p text:style-name="P123"><text:span text:style-name="T69">Penn State Mont Alto</text:span></text:p></draw:text-box></draw:frame></text:p>
      <text:h text:style-name="P105" text:outline-level="1">Abstract</text:h>
      <text:p text:style-name="P3">This is an organizing document for a three-year effort to improve and expand the PYroMat software project <text:span text:style-name="T2">by (1) expanding the substances, properties, and features supported, (2) adding structured pedagogical materials, (3) building an optional graphical interface for local installations, (4) building a graphical interface for PYroMat live, and (5) take steps to grow community engagement surrounding PYroMat</text:span>. <text:s/>This document establish<text:span text:style-name="T2">es</text:span> a clear statement of work, establish milestones and date estimates, and <text:span text:style-name="T2">assigns roles to the participants.</text:span></text:p>
      <text:p text:style-name="P3">The organizers are Christopher Martin at Penn State Altoona, Joseph Ranalli at Penn State Hazelton, and Jacob Moore at Penn State Mont Alto. <text:s/><text:span text:style-name="T3">This document is intended both as a project management tool, but it is also intended as a public record of the excellent work contributed by the organizers.</text:span></text:p>
      <text:h text:style-name="P102" text:outline-level="1">Introduction</text:h>
      <text:p text:style-name="P4">The goals of this effort are to </text:p>
      <text:list xml:id="list3235053564" text:style-name="L1">
        <text:list-item>
          <text:p text:style-name="P54">Expand the substances, properties, and features supported by the PYroMat package;</text:p>
        </text:list-item>
        <text:list-item>
          <text:p text:style-name="P54">Add structured pedagogical materials to help users self-educate or to serve as in-class materials for instructors wishing to integrate PYroMat into appropriate courses;</text:p>
        </text:list-item>
        <text:list-item>
          <text:p text:style-name="P54">Build a graphical interface for PYroMat live</text:p>
        </text:list-item>
        <text:list-item>
          <text:p text:style-name="P80">Publish and promote PYroMat to broader communities</text:p>
        </text:list-item>
      </text:list>
      <text:p text:style-name="P4">Effort will be spread over three years and distributed among the organizers based on aptitude and interest.</text:p>
      <text:p text:style-name="P40">This document is intended to coordinate and direct the joint efforts of the organizers.</text:p>
      <text:h text:style-name="P103" text:outline-level="1"/>
      <text:h text:style-name="P106" text:outline-level="1"/>
      <text:h text:style-name="P104" text:outline-level="1">Statement of Work</text:h>
      <text:p text:style-name="P55"/>
      <text:p text:style-name="P5">Here, the work is organized by goal with specific objectives and products listed under each.</text:p>
      <text:h text:style-name="P107" text:outline-level="2">Goal 1: Expand substances, properties, <text:span text:style-name="T5">and features</text:span></text:h>
      <text:h text:style-name="P112" text:outline-level="3">Objective 1.1: Add transport/viscosity data to the ideal gas classes</text:h>
      <text:p text:style-name="P18">Owned by: <text:span text:style-name="T12">Martin</text:span></text:p>
      <text:p text:style-name="P7">Duration: <text:span text:style-name="T12">2-3 months</text:span></text:p>
      <text:p text:style-name="P22">Priority: <text:span text:style-name="T12">Medium</text:span></text:p>
      <text:p text:style-name="P6">Many of the old NASA polynomials used in the (now ancient) STANJAN package came with corresponding polynomials for viscosity and conductivity. <text:s/>There are a number of repositories that contain these and other similar coefficients that could be downloaded en masse as were the specific heat coefficients. <text:s/>Some of these could be ripped from the open-source Cantera package, others might be found in the NIST webbook, and finally, GRI mech 3.0 contains similar repositories.</text:p>
      <text:p text:style-name="P6">The work will require authoring webcrawler scripts to automatically seek out and download these data en masse, like those that were authored to obtain the NIST data. <text:s/>Appropriate modifications to the ig and ig2 classes (or authoring a third class) will be necessary. <text:s/>Finally, scripts will also need to post-process the data into the appropriate json formats for PYroMat. <text:s/></text:p>
      <text:h text:style-name="P112" text:outline-level="3">Objective 1.2: Add ideal solid and ideal liquids</text:h>
      <text:p text:style-name="P18">Owned by: <text:span text:style-name="T12">Martin</text:span></text:p>
      <text:p text:style-name="P7">Duration: <text:span text:style-name="T12">2-3 months</text:span></text:p>
      <text:p text:style-name="P24">Priority: <text:span text:style-name="T12">Low</text:span></text:p>
      <text:p text:style-name="P14">Thermodynamically, <text:span text:style-name="T6">pure </text:span>ideal liquids and solids are much simpler than gasses. <text:s/>They <text:span text:style-name="T6">can be assigned</text:span> a constant coefficient of thermal expansion, a constant bulk modulus, and their specific heats are very nearly equal. <text:s/><text:span text:style-name="T6">In extreme cases, they might be modeled as incompressible, in which case, they are extremely simple. <text:s/>Obviously, formulating an ideal liquid and an ideal gas side-by-side will never give accurate properties near a phase change, and the approach will be nonsense near or above the critical point, but this simple approach can be an elegant way to describe substance properties far from the phase change. <text:s/>In many applications of engineering relevance, this is enough. <text:s/></text:span></text:p>
      <text:p text:style-name="P15"><text:soft-page-break/>The NIST-JANAF tables have property models for liquid and solid states that are not currently represented in PYroMat, and it would be practical for us to even write our own based on published data. <text:s/>This would be a practical starting point.</text:p>
      <text:p text:style-name="P15">This would require authoring webcrawler scripts to grab the raw data from the NIST webbook. <text:s/>A “il1” and “is1” class will need to be authored to interpret the models. <text:s/>Finally, a post-processing script will need to adapt the web data into the json format used by PYroMat.</text:p>
      <text:h text:style-name="P112" text:outline-level="3">Objective 1.3: Add more “Span &amp; Wagner” multi-phase substances</text:h>
      <text:p text:style-name="P19">Owned by: <text:span text:style-name="T12">Martin</text:span></text:p>
      <text:p text:style-name="P8">Duration: <text:span text:style-name="T18">2</text:span><text:span text:style-name="T12"> months</text:span></text:p>
      <text:p text:style-name="P26">Priority: <text:span text:style-name="T15">High</text:span></text:p>
      <text:p text:style-name="P16">Span and Wagner type models are the most time consuming to implement, but they are also the most versatile. <text:s/>Their base data are encoded in pdfs, and they are almost never implemented in free and open software, so it is not practical to write scripts to extract their data in a structured way; the data need to be encoded manually. <text:s/>In the past, coefficients were copied from tables line-by-line in the same order and format they appeared to reduce the probability of keystroke or transposition errors. <text:s/>Then, a script was authored to adjust the data into a format appropriate to PyroMat’s json files.</text:p>
      <text:p text:style-name="P16">As of release 2.1.10, there is multi-phase support for: R134a (tetraflouroethane), CH4 (methane), CO2 (carbon dioxide), H2O (water), and N2 (diatomic nitrogen).</text:p>
      <text:p text:style-name="P16">Sources have already been identified for: Ar (argon), C3H6O3 (dimethyl carbonate), D2 (<text:span text:style-name="T7">diatomic </text:span>deuterium), <text:span text:style-name="T7">several</text:span> glycols, H2 <text:span text:style-name="T7">(diatomic hydrogen)</text:span>, O2 <text:span text:style-name="T7">(diatomic oxygen)</text:span>, R143a <text:span text:style-name="T7">(trifluoroethane)</text:span>, and R245 <text:span text:style-name="T7">(pentafluoropropane)</text:span>. <text:s/></text:p>
      <text:p text:style-name="P37"><text:span text:style-name="T30">There are difficulties in encoding some of these sources. <text:s/>Some of the earliest published Span and Wagner models (like oxygen) did not include precise numerical values for all of the constants needed to implement the model. <text:s/></text:span><text:span text:style-name="T31">These sources will require the user to knit together values from multiple source (e.g. CODATA).</text:span></text:p>
      <text:p text:style-name="P17">There are also sure to be additional substances (e.g. refrigerants) that <text:span text:style-name="T29">have excellent models available, but that have not yet been identified</text:span>. <text:s/>Additional research is needed.</text:p>
      <text:h text:style-name="P112" text:outline-level="3">Objective 1.4: Add non- “Span &amp; Wagner” multi-phase substance models</text:h>
      <text:p text:style-name="P20">Owned by: <text:span text:style-name="T12">Martin</text:span></text:p>
      <text:p text:style-name="P9">Duration: <text:span text:style-name="T13">3</text:span><text:span text:style-name="T12"> months</text:span></text:p>
      <text:p text:style-name="P23">Priority: <text:span text:style-name="T19">Medium</text:span></text:p>
      <text:p text:style-name="P37"><text:span text:style-name="T7">OEMs that sell refrigerants do not usually publish detailed property data. <text:s/>Instead, they often only cite the properties of the refrigerant along the saturation line. <text:s/>Presumably, the designer is intended to assume an ideal substance on either side; which probably gets a designer in the ballpark of </text:span><text:span text:style-name="T32">actual performance</text:span><text:span text:style-name="T7">. <text:s/>Other authors use a compressibility factor model, where viral coefficients are used to </text:span><text:soft-page-break/><text:span text:style-name="T7">establish a modified equation of state. <text:s/>There are usually also parallel polynomials for specific heat. <text:s/>Together, these provide a total property model.</text:span></text:p>
      <text:p text:style-name="P28">Implementing these data would require a new mp2 class, <text:span text:style-name="T8">and possibly a third mp3 class (depending on the variety found in data)</text:span>.</text:p>
      <text:h text:style-name="P112" text:outline-level="3">Objective 1.5: Dramatically expand the apps module</text:h>
      <text:p text:style-name="P12">Owned by: <text:span text:style-name="T9">Ranalli</text:span> and <text:span text:style-name="T10">Martin</text:span></text:p>
      <text:p text:style-name="P29">Duration: <text:span text:style-name="T14">Forever</text:span></text:p>
      <text:p text:style-name="P29">Priority: <text:span text:style-name="T12">Mixed</text:span></text:p>
      <text:p text:style-name="P45">Utility Module <text:span text:style-name="T11">(High Priority)</text:span></text:p>
      <text:p text:style-name="P42">A high-level utility module for users’ scripts should expose advanced methods for evaluating the derivatives of properties, and high-level iteration routines. <text:s/>Really, either could be implemented by evoking Scipy, but there is some economy that could be gained by writing custom functions that understand PYroMat classes and their limitations.</text:p>
      <text:p text:style-name="P42"/>
      <text:p text:style-name="P45">Advanced Ideal Substance Module (<text:span text:style-name="T11">Low Priority, </text:span>depends on Obj 1.2)</text:p>
      <text:p text:style-name="P42">At a minimum, there should be a convenient way to calculate the properties of mixtures of ideal gases. <text:s/>This could be implemented using some high-level functions relatively easily. <text:s/>However, if progress is made in implementing other ideal substances, this module could knit them together to handle a kind of ideal equivalent to the multi-phase capability. <text:s/>This would require some substantial design and iteration.</text:p>
      <text:p text:style-name="P45">Viscous Flow Module (<text:span text:style-name="T11">Medium Priority, </text:span>depends on Obj 1.1)</text:p>
      <text:p text:style-name="P42">If progress is made implementing viscous flow data, it should be practical to write functions (or classes) that calculate Poiseuille flow, Couette flow, liquid film bearing performance, or other tribological problems.</text:p>
      <text:p text:style-name="P42"/>
      <text:p text:style-name="P45">Component Analysis Module <text:span text:style-name="T11">(High Priority)</text:span></text:p>
      <text:p text:style-name="P43">It should be practical to implement tools (maybe classes) that model the performance of process components. <text:s/><text:span text:style-name="T11">Before building these process classes, it will be vital to agree on a standard template for the class interface. <text:s/>How will states be constrained and solved?</text:span> <text:s/><text:span text:style-name="T11">For the most part, the substance solvers will be responsible for the difficult numerical work, but the class will need to manage figuring out which constraints are valid, and it will need to call the correct inverse property methods to fill in the gaps.</text:span></text:p>
      <text:p text:style-name="P43"/>
      <text:p text:style-name="P43">A preliminary list might include:</text:p>
      <text:list xml:id="list1104090512" text:style-name="L2">
        <text:list-item>
          <text:p text:style-name="P92">Turbines</text:p>
        </text:list-item>
        <text:list-item>
          <text:p text:style-name="P92">Compressors</text:p>
        </text:list-item>
        <text:list-item>
          <text:p text:style-name="P92">Pumps</text:p>
        </text:list-item>
        <text:list-item>
          <text:p text:style-name="P92">Boilers</text:p>
        </text:list-item>
        <text:list-item>
          <text:p text:style-name="P92">Super-heaters</text:p>
        </text:list-item>
        <text:list-item>
          <text:p text:style-name="P92"><text:soft-page-break/>Condensers</text:p>
        </text:list-item>
        <text:list-item>
          <text:p text:style-name="P92">Heat exchangers</text:p>
        </text:list-item>
        <text:list-item>
          <text:p text:style-name="P92">Fans</text:p>
        </text:list-item>
        <text:list-item>
          <text:p text:style-name="P92">Throttle/nozzle</text:p>
        </text:list-item>
      </text:list>
      <text:p text:style-name="P45"/>
      <text:p text:style-name="P45">Cycle Analysis Module <text:span text:style-name="T11">(High Priority)</text:span></text:p>
      <text:p text:style-name="P42">Some work has already been done in this regard in support of PYroMat live, but much could be done to make these tools more <text:span text:style-name="T11">extensible. <text:s/>Ideally, the module should implement some kind of build-your-own process class, which combines component classes from the component module, and applies the appropriate constraints to automatically solve for the cycle states.</text:span></text:p>
      <text:p text:style-name="P42"/>
      <text:p text:style-name="P44">This could take some development, and may be prone to failures. <text:s/>This kind of high-level iteration on multi-phase substances is ripe for problems.</text:p>
      <text:p text:style-name="P42"/>
      <text:p text:style-name="P45">Compressible flow module <text:span text:style-name="T11">(Medium Priority)</text:span></text:p>
      <text:p text:style-name="P44">This could be done relatively easily using existing models. <text:s/>This module could expose functions and classes for analyzing</text:p>
      <text:list xml:id="list4284932643" text:style-name="L3">
        <text:list-item>
          <text:p text:style-name="P93">Normal shock</text:p>
        </text:list-item>
        <text:list-item>
          <text:p text:style-name="P93">Oblique shocks</text:p>
        </text:list-item>
        <text:list-item>
          <text:p text:style-name="P93">Laval nozzle</text:p>
        </text:list-item>
        <text:list-item>
          <text:p text:style-name="P94">Mach rings</text:p>
          <text:p text:style-name="P100"/>
          <text:p text:style-name="P101">Reaction module (<text:span text:style-name="T11">Low Priority</text:span>)</text:p>
        </text:list-item>
      </text:list>
      <text:p text:style-name="P49">Reaction modeling duplicates other extremely well establish packages, and it represents a massive undertaking. <text:s/>This is NOT a high priority, but it could be an interesting task for the future. <text:s/>If PYroMat really grows to be significant, why not add chemical kinetic data and a minimum energy solver as well?</text:p>
      <text:p text:style-name="P42"/>
      <text:h text:style-name="P113" text:outline-level="3">Objective 1.6: Add support for additional thermodynamic properties</text:h>
      <text:p text:style-name="P21">Owned by: <text:span text:style-name="T12">Martin</text:span></text:p>
      <text:p text:style-name="P10">Duration: <text:span text:style-name="T16">0.5</text:span><text:span text:style-name="T12"> months</text:span></text:p>
      <text:p text:style-name="P27">Priority: <text:span text:style-name="T16">High</text:span></text:p>
      <text:p text:style-name="P34">There is enough information in the existing models to include more properties than are currently provided. <text:s/>There has been good reason to hesitate in this work before, because more properties introduces the need for more inverse routines, and introduces a more complicated validation process. <text:s/>The package has already grown impossibly difficult to validate with every release, so there is little reason not to embrace complexity and charge forward.</text:p>
      <text:p text:style-name="P34">Additional properties that would be relatively easy to add include:</text:p>
      <text:list xml:id="list2116654501" text:style-name="L4">
        <text:list-item>
          <text:p text:style-name="P99">specific volume <text:span text:style-name="T26">(high priority)</text:span></text:p>
        </text:list-item>
        <text:list-item>
          <text:p text:style-name="P99">gibbs free energy</text:p>
        </text:list-item>
        <text:list-item>
          <text:p text:style-name="P99"><text:soft-page-break/>helmholtz free energy</text:p>
        </text:list-item>
        <text:list-item>
          <text:p text:style-name="P99">speed of sound</text:p>
        </text:list-item>
        <text:list-item>
          <text:p text:style-name="P99">viral coefficients </text:p>
        </text:list-item>
      </text:list>
      <text:h text:style-name="P113" text:outline-level="3">Objective 1.7: Establish a standard validation suite</text:h>
      <text:p text:style-name="P21">Owned by: <text:span text:style-name="T12">Martin</text:span></text:p>
      <text:p text:style-name="P10">Duration: <text:span text:style-name="T16">1</text:span><text:span text:style-name="T12"> month</text:span></text:p>
      <text:p text:style-name="P27">Priority: <text:span text:style-name="T16">High</text:span></text:p>
      <text:p text:style-name="P35">So far, validation requires either (a) constructing exhaustively complex scripts to test every permutation for how property functions might be called, or (b) manually testing specific conditions with deliberate purpose of causing failures. <text:s/>Some combination of these in moderation has usually been used in the past, but the software package has grown to be so complex that changes in one portion of the code can have unexpected impacts elsewhere.</text:p>
      <text:p text:style-name="P35">One way to proceed is to establish a validation <text:span text:style-name="T28">function</text:span> responsible for automatically generating these permutations. <text:s/>The class could automatically adjust the configured units, test scalar and array inputs with different dimensions, and handle “truth” values accordingly to construct “expected” outputs. <text:s/><text:span text:style-name="T28">A schedule of tests could be configured in ascii configuration files that could include “truth” values pulled from original sources, and specify other tests (like inverse methods and piecewise continuity).</text:span></text:p>
      <text:p text:style-name="P36">Each configuration file should name a substance model to test by its substance ID. <text:s/>There must be a way of entering a property table with temperature, density, pressure, and other test property values for “truth” testing. <text:s/>There must be a way of scheduling a test of inverse methods, and there must be a way of recording the test results in the context of the test settings.</text:p>
      <text:h text:style-name="P114" text:outline-level="3">Objective 1.8: Write an ig3 class for evaluating detailed JANAF models</text:h>
      <text:p text:style-name="P21">Owned by: <text:span text:style-name="T12">Martin</text:span></text:p>
      <text:p text:style-name="P10">Duration: <text:span text:style-name="T16">1</text:span><text:span text:style-name="T12"> month</text:span></text:p>
      <text:p text:style-name="P25">Priority: <text:span text:style-name="T17">Low</text:span></text:p>
      <text:p text:style-name="P30">The original JANAF tables were calculated using detailed <text:span text:style-name="T27">quantum degree-of-freedom</text:span> models that are more computationally expensive than polynomials, but they are still not challenging for contemporary computers. <text:s/>If PYroMat included an ig3 class, it would free the software from relying on polynomial sources, and it would allow direct entry of source models from the JANAF tables. <text:s/>This would also allow testing the validity of the NIST data, which has shown some indication of error.</text:p>
      <text:p text:style-name="P31">This would require some substantial research and testing to implement. <text:s/>These models are unlike the others in PYroMat, so they will take some intense thought to implement.</text:p>
      <text:p text:style-name="P31"/>
      <text:h text:style-name="P108" text:outline-level="2"/>
      <text:h text:style-name="P110" text:outline-level="2">Goal 2: Add structured pedagogical materials</text:h>
      <text:p text:style-name="P81">Pedagogical materials will likely be constructed alongside the graphical interface, so coordination between the organizers will be important. <text:s/></text:p>
      <text:h text:style-name="P113" text:outline-level="3">Objective 2.0: Establish media and structure</text:h>
      <text:p text:style-name="P33"><text:span text:style-name="T34">Owned by: </text:span><text:span text:style-name="T35">ALL</text:span></text:p>
      <text:p text:style-name="P11">Duration: <text:span text:style-name="T20">0.5</text:span><text:span text:style-name="T12"> month</text:span></text:p>
      <text:p text:style-name="P38"><text:span text:style-name="T49">Priority: </text:span><text:span text:style-name="T40">High</text:span></text:p>
      <text:p text:style-name="P32">Pedagogical materials should be organized using a standard template, and in some kind of structure that:</text:p>
      <text:list xml:id="list2158827100" text:style-name="L5">
        <text:list-item>
          <text:p text:style-name="P56">Helps learners and educators quickly find what they’re looking for.</text:p>
        </text:list-item>
        <text:list-item>
          <text:p text:style-name="P56">Allows learners that know the appropriate prerequisite concepts from other sources to pick up in the middle.</text:p>
        </text:list-item>
        <text:list-item>
          <text:p text:style-name="P56">Allows educators to pick-and-choose what they use.</text:p>
        </text:list-item>
        <text:list-item>
          <text:p text:style-name="P56">Pairs naturally with PYroMat on the command line, local GUI, or PYroMat live.</text:p>
        </text:list-item>
      </text:list>
      <text:p text:style-name="P32"><text:span text:style-name="T59">Who is the intended audience of each module? <text:s/></text:span>Will the materials be HTML, pdf, something else, or a mix? <text:s/><text:span text:style-name="T58">Should there be learning objectives and assessments?</text:span></text:p>
      <text:p text:style-name="P32"/>
      <text:h text:style-name="P112" text:outline-level="3">Objective 2.1: <text:span text:style-name="T5">Craft</text:span> a thorough introductory tutorial <text:span text:style-name="T60">for new Python users</text:span></text:h>
      <text:p text:style-name="P77"><text:span text:style-name="T34">Owned by: </text:span><text:span text:style-name="T38">Martin</text:span></text:p>
      <text:p text:style-name="P11">Duration: <text:span text:style-name="T23">1</text:span><text:span text:style-name="T12"> month</text:span></text:p>
      <text:p text:style-name="P89"><text:span text:style-name="T49">Priority: </text:span><text:span text:style-name="T41">Medium</text:span></text:p>
      <text:p text:style-name="P32">An introductory tutorial should be crafted for users that have <text:span text:style-name="T60">little</text:span> prior experience with Python or thermodynamics. <text:s/>Some basic technical competence (e.g. algebra II, basic computer use) can be assumed. <text:s/><text:span text:style-name="T53">We should be sensitive to users who are using the command line or using an IDE like Anaconda.</text:span> <text:s/>At the completion of this tutorial, users should be able to:</text:p>
      <text:list xml:id="list1622826403" text:style-name="L6">
        <text:list-item>
          <text:p text:style-name="P58">use their environment to access a Python command line</text:p>
        </text:list-item>
        <text:list-item>
          <text:p text:style-name="P57">import the PYroMat package at a Python command line</text:p>
        </text:list-item>
        <text:list-item>
          <text:p text:style-name="P57">call substance instances using the get() function</text:p>
        </text:list-item>
        <text:list-item>
          <text:p text:style-name="P57">search for substance instances using the info() function</text:p>
        </text:list-item>
        <text:list-item>
          <text:p text:style-name="P57">calculate properties of a substance using the instance’s methods</text:p>
        </text:list-item>
        <text:list-item>
          <text:p text:style-name="P57">differentiate between multi-phase and ideal gas collection instances</text:p>
        </text:list-item>
        <text:list-item>
          <text:p text:style-name="P58"><text:soft-page-break/>write and execute a script that uses PYroMat data.</text:p>
        </text:list-item>
      </text:list>
      <text:p text:style-name="P32">It may be wise to include some important Python programming ideas alongside these objectives (e.g. objects, keyword arguments). <text:s/><text:span text:style-name="T53">It will be up to the author to decide what is appropriate; it is possible to bite off too much.</text:span></text:p>
      <text:p text:style-name="P32"/>
      <text:h text:style-name="P115" text:outline-level="3"><text:span text:style-name="T4">Objective 2.2: Construct a list of materials to author</text:span></text:h>
      <text:p text:style-name="P13">Owned by: <text:span text:style-name="T12">All</text:span></text:p>
      <text:p text:style-name="P41"><text:span text:style-name="T50">Duration: </text:span><text:span text:style-name="T36">1 month</text:span></text:p>
      <text:p text:style-name="P39"><text:span text:style-name="T54">Priority: </text:span><text:span text:style-name="T55">High</text:span></text:p>
      <text:p text:style-name="P59">This will serve as a list of subordinate objectives for this project. <text:s/>Each topic will have a single author that the organizers agree on jointly. <text:s/>A preliminary list might include:</text:p>
      <text:p text:style-name="P97">- Intro to properties</text:p>
      <text:p text:style-name="P95"><text:s text:c="8"/>- Density</text:p>
      <text:p text:style-name="P95"><text:s text:c="8"/>- Pressure</text:p>
      <text:p text:style-name="P95"><text:s text:c="8"/>- Energy</text:p>
      <text:p text:style-name="P95"><text:s text:c="8"/>- Temperature</text:p>
      <text:p text:style-name="P95"><text:s text:c="8"/>- Specific heats</text:p>
      <text:p text:style-name="P97">- Conservation of Energy, 1st law</text:p>
      <text:p text:style-name="P46"><text:span text:style-name="T24"><text:tab/>- </text:span><text:span text:style-name="T25">Introduction to work</text:span></text:p>
      <text:p text:style-name="P96"><text:tab/>- Introduction to enthalpy</text:p>
      <text:p text:style-name="P97">- Entropy, 2nd Law</text:p>
      <text:p text:style-name="P95"><text:tab/>- Introduction to a heat engine</text:p>
      <text:p text:style-name="P95"><text:tab/>- Limits of a heat engine</text:p>
      <text:p text:style-name="P95"><text:tab/>- Introduction to entropy</text:p>
      <text:p text:style-name="P97">- Properties of mixtures</text:p>
      <text:p text:style-name="P95"><text:tab/>- A little kinetic theory</text:p>
      <text:p text:style-name="P95"><text:tab/>- Ideal gas mixtures</text:p>
      <text:p text:style-name="P97">- Closed systems</text:p>
      <text:p text:style-name="P95"><text:s text:c="8"/>- Piston-cylinder examples</text:p>
      <text:p text:style-name="P97">- Open systems</text:p>
      <text:p text:style-name="P95"><text:s text:c="8"/>- Heat exchanger (boiler/condenser)</text:p>
      <text:p text:style-name="P95"><text:s text:c="8"/>- Throttle valve</text:p>
      <text:p text:style-name="P95"><text:s text:c="8"/>- Compressor/pump</text:p>
      <text:p text:style-name="P95"><text:s text:c="8"/>- Turbine</text:p>
      <text:p text:style-name="P95"><text:s text:c="8"/>- Combustor</text:p>
      <text:p text:style-name="P97">- Chemical Reactions</text:p>
      <text:p text:style-name="P47"><text:span text:style-name="T24"><text:tab/>- </text:span><text:span text:style-name="T25">Enthalpy of formation</text:span></text:p>
      <text:p text:style-name="P98"><text:soft-page-break/><text:tab/>- Upper and lower heating values</text:p>
      <text:p text:style-name="P98"><text:tab/>- Adiabatic flame temperature</text:p>
      <text:p text:style-name="P97">- Cycle analysis</text:p>
      <text:p text:style-name="P96"><text:tab/>- Diesel</text:p>
      <text:p text:style-name="P96"><text:tab/>- Otto</text:p>
      <text:p text:style-name="P95"><text:tab/>- Brayton</text:p>
      <text:p text:style-name="P95"><text:tab/>- Rankine</text:p>
      <text:p text:style-name="P95"><text:tab/>- Refrigerator/heat pump</text:p>
      <text:p text:style-name="P48"><text:span text:style-name="T24">- </text:span><text:span text:style-name="T25">Problems in compressible flow</text:span></text:p>
      <text:p text:style-name="P95"><text:tab/>- The acoustic equation and speed of sound</text:p>
      <text:p text:style-name="P95"><text:tab/>- Normal shock waves</text:p>
      <text:p text:style-name="P95"><text:tab/>- Oblique shock waves</text:p>
      <text:p text:style-name="P95">- Laval nozzles</text:p>
      <text:p text:style-name="P59"/>
      <text:h text:style-name="P122" text:outline-level="3"><text:span text:style-name="T4">Objective 2.3: Author pedagogical materials</text:span></text:h>
      <text:p text:style-name="P88">Owned by: <text:span text:style-name="T22">Moore</text:span></text:p>
      <text:p text:style-name="P87"><text:span text:style-name="T50">Duration: </text:span><text:span text:style-name="T37">Continuous</text:span></text:p>
      <text:h text:style-name="P72" text:outline-level="2"><text:span text:style-name="T54">Priority: </text:span><text:span text:style-name="T55">High</text:span></text:h>
      <text:h text:style-name="P65" text:outline-level="2">One-by-one, develop new materials for instructors and learners that will be hosted alongside the GUI on the PYroMat website. <text:s/>Materials might include tutorials, printouts, assignment materials, guidance for instructors, practice problems, recommendations for interactive “laboratories,” reading for self-guided learning, or other materials.</text:h>
      <text:h text:style-name="P66" text:outline-level="2">Dr. Moore is shown to own the task formally, but any of the organizers might contribute materials. <text:s/>Dr. Moore will be primarily in charge of making sure the materials are organized in a coherent fashion.</text:h>
      <text:h text:style-name="P111" text:outline-level="2">Goal <text:span text:style-name="T60">3</text:span>: Establish a web-based implementation of the GUI</text:h>
      <text:p text:style-name="P69">The web-based graphical user interface will be the portal for most pedagogical uses. <text:s/>It should provide most or all of PYroMat’s functionality, but with a plot- or form-based interface that is intuitive to users already familiar with the appropriate thermodynamic concepts.</text:p>
      <text:h text:style-name="P116" text:outline-level="3">Objective <text:span text:style-name="T60">3</text:span>.<text:span text:style-name="T60">1</text:span>: <text:span text:style-name="T60">Write, distribute, and collect a survey to establish user “requirements”</text:span></text:h>
      <text:p text:style-name="P74">Owned by: <text:span text:style-name="T12">All</text:span></text:p>
      <text:p text:style-name="P68"><text:span text:style-name="T50">Duration:</text:span><text:span text:style-name="T46"> </text:span><text:span text:style-name="T47">2 </text:span><text:span text:style-name="T46">months</text:span></text:p>
      <text:p text:style-name="P70"><text:span text:style-name="T54">Priority: </text:span><text:span text:style-name="T55">High</text:span></text:p>
      <text:p text:style-name="P69"><text:span text:style-name="T24">Organizers will jointly draft a series of survey questions to inform the design criteria. <text:s/>The target audience should include instructors and students already using PYroMat as well as users that do not.</text:span></text:p>
      <text:p text:style-name="P69"><text:span text:style-name="T24"/></text:p>
      <text:h text:style-name="P117" text:outline-level="3">Objective <text:span text:style-name="T60">3</text:span>.2: <text:span text:style-name="T60">Establish a list of design criteria for the GUI</text:span></text:h>
      <text:p text:style-name="P74">Owned by: <text:span text:style-name="T12">All</text:span></text:p>
      <text:p text:style-name="P68"><text:span text:style-name="T50">Duration: </text:span><text:span text:style-name="T39">0.5 month</text:span></text:p>
      <text:p text:style-name="P70"><text:span text:style-name="T54">Priority: </text:span><text:span text:style-name="T55">High</text:span></text:p>
      <text:p text:style-name="P60">Organizers will jointly compose a list of criteria to guide the selection of a GUI platform and the GUI design.</text:p>
      <text:p text:style-name="P60"/>
      <text:h text:style-name="P117" text:outline-level="3">Objective 3.3: Re-evaluate the AWS platform</text:h>
      <text:p text:style-name="P76">Owned by: <text:span text:style-name="T21">Martin</text:span></text:p>
      <text:p text:style-name="P75"><text:span text:style-name="T50">Duration: </text:span><text:span text:style-name="T51">&lt;</text:span><text:span text:style-name="T42">0.5</text:span><text:span text:style-name="T36"> month</text:span></text:p>
      <text:p text:style-name="P71"><text:span text:style-name="T54">Priority: </text:span><text:span text:style-name="T55">High</text:span></text:p>
      <text:p text:style-name="P61">Is the Amazon Web Service server still an appropriate venue for this website? <text:s/>How will we scale the processing capacity if demand increases?</text:p>
      <text:p text:style-name="P61"/>
      <text:h text:style-name="P117" text:outline-level="3">Objective 3.4: Select a GUI development platform</text:h>
      <text:p text:style-name="P67">Owned by: <text:span text:style-name="T21">Ranalli + Martin</text:span></text:p>
      <text:p text:style-name="P75"><text:span text:style-name="T50">Duration: </text:span><text:span text:style-name="T51">&lt;</text:span><text:span text:style-name="T42">0.5</text:span><text:span text:style-name="T36"> month</text:span></text:p>
      <text:p text:style-name="P71"><text:span text:style-name="T54">Priority: </text:span><text:span text:style-name="T55">High</text:span></text:p>
      <text:p text:style-name="P61"><text:soft-page-break/>What library/package will be used to deploy the web server? <text:s/>Will the web hosting still be in Apache? <text:s/>Will we adapt to a python-based webserver?</text:p>
      <text:p text:style-name="P61"/>
      <text:h text:style-name="P118" text:outline-level="3">Objective <text:span text:style-name="T61">3</text:span>.5: <text:span text:style-name="T61">Develop a prototype GUI</text:span></text:h>
      <text:p text:style-name="P78">Owned by: <text:span text:style-name="T21">Ranalli</text:span></text:p>
      <text:p text:style-name="P75"><text:span text:style-name="T50">Duration: </text:span><text:span text:style-name="T43">1</text:span><text:span text:style-name="T36"> month</text:span></text:p>
      <text:p text:style-name="P71"><text:span text:style-name="T56">Priority: High</text:span></text:p>
      <text:p text:style-name="P61">Write an exemplary GUI and evaluate it locally on a development machine.</text:p>
      <text:p text:style-name="P61"/>
      <text:h text:style-name="P119" text:outline-level="3">Objective <text:span text:style-name="T61">3</text:span>.<text:span text:style-name="T61">6</text:span>: <text:span text:style-name="T61">Transition the live server</text:span></text:h>
      <text:p text:style-name="P76">Owned by: <text:span text:style-name="T21">Martin</text:span></text:p>
      <text:p text:style-name="P75"><text:span text:style-name="T50">Duration: </text:span><text:span text:style-name="T45">&lt;0.5</text:span><text:span text:style-name="T36"> month</text:span></text:p>
      <text:p text:style-name="P71"><text:span text:style-name="T56">Priority: High</text:span></text:p>
      <text:p text:style-name="P61">Transition the existing static website to the new platform. <text:s/><text:span text:style-name="T33">This may include killing the existing live pages.</text:span></text:p>
      <text:p text:style-name="P61"/>
      <text:h text:style-name="P119" text:outline-level="3">Objective <text:span text:style-name="T61">3</text:span>.<text:span text:style-name="T61">7</text:span>: <text:span text:style-name="T61">Evaluate the prototype GUI</text:span></text:h>
      <text:p text:style-name="P78">Owned by: <text:span text:style-name="T21">Ranalli</text:span></text:p>
      <text:p text:style-name="P75"><text:span text:style-name="T50">Duration: </text:span><text:span text:style-name="T43">1</text:span><text:span text:style-name="T36"> month</text:span></text:p>
      <text:p text:style-name="P90"><text:span text:style-name="T43">Priority: </text:span><text:span text:style-name="T44">Medium</text:span></text:p>
      <text:p text:style-name="P61">Release the prototype GUI for users to evaluate. <text:s/>Collect formal and informal user feedback.</text:p>
      <text:p text:style-name="P61"/>
      <text:h text:style-name="P119" text:outline-level="3">Objective <text:span text:style-name="T61">3</text:span>.<text:span text:style-name="T61">8</text:span>: <text:span text:style-name="T61">Develop phase I GUI suite</text:span></text:h>
      <text:p text:style-name="P78">Owned by: <text:span text:style-name="T21">Ranalli</text:span></text:p>
      <text:p text:style-name="P75"><text:span text:style-name="T50">Duration: </text:span><text:span text:style-name="T43">3</text:span><text:span text:style-name="T36"> month</text:span></text:p>
      <text:p text:style-name="P71"><text:span text:style-name="T56">Priority: High</text:span></text:p>
      <text:p text:style-name="P61">Develop a full suite of GUI tools based on user feedback of the live prototype.</text:p>
      <text:p text:style-name="P61"/>
      <text:p text:style-name="P61"/>
      <text:h text:style-name="P119" text:outline-level="3"><text:soft-page-break/>Objective <text:span text:style-name="T61">3</text:span>.<text:span text:style-name="T65">9</text:span>: <text:span text:style-name="T61">Release the phase I GUI suite</text:span></text:h>
      <text:p text:style-name="P78">Owned by: <text:span text:style-name="T21">Ranalli</text:span></text:p>
      <text:p text:style-name="P75"><text:span text:style-name="T50">Duration: </text:span><text:span text:style-name="T43">0.5</text:span><text:span text:style-name="T36"> month</text:span></text:p>
      <text:p text:style-name="P71"><text:span text:style-name="T56">Priority: High</text:span></text:p>
      <text:p text:style-name="P63">Go live!</text:p>
      <text:h text:style-name="P120" text:outline-level="3">Objective <text:span text:style-name="T61">3</text:span>.<text:span text:style-name="T66">10</text:span>: <text:span text:style-name="T61">Develop phase II GUI suite</text:span></text:h>
      <text:p text:style-name="P79">Owned by: <text:span text:style-name="T21">Ranalli</text:span></text:p>
      <text:p text:style-name="P91"><text:span text:style-name="T50">Duration: </text:span><text:span text:style-name="T43">3</text:span><text:span text:style-name="T36"> month</text:span></text:p>
      <text:p text:style-name="P73"><text:span text:style-name="T56">Priority: High</text:span></text:p>
      <text:p text:style-name="P62">Develop a full suite of GUI tools based on user feedback of the live prototype.</text:p>
      <text:p text:style-name="P62"/>
      <text:p text:style-name="P62"/>
      <text:h text:style-name="P120" text:outline-level="3">Objective <text:span text:style-name="T61">3</text:span>.<text:span text:style-name="T66">11</text:span>: <text:span text:style-name="T61">Release the phase II GUI suite</text:span></text:h>
      <text:p text:style-name="P79">Owned by: <text:span text:style-name="T21">Ranalli</text:span></text:p>
      <text:p text:style-name="P91"><text:span text:style-name="T50">Duration: </text:span><text:span text:style-name="T48">0.5</text:span><text:span text:style-name="T36"> month</text:span></text:p>
      <text:p text:style-name="P73"><text:span text:style-name="T56">Priority: High</text:span></text:p>
      <text:h text:style-name="P64" text:outline-level="2">Go live!</text:h>
      <text:h text:style-name="P109" text:outline-level="2">Goal <text:span text:style-name="T62">4</text:span>: <text:span text:style-name="T62">Publish and promote PYroMat</text:span></text:h>
      <text:p text:style-name="P84">In the next five years, PYroMat will become a recognized standard for thermodynamic work in the Python language.</text:p>
      <text:h text:style-name="Heading_20_3" text:outline-level="3">Objective <text:span text:style-name="T63">4.1: Publish an “about” article</text:span></text:h>
      <text:p text:style-name="P82">Organizers will jointly write and publish an article describing the package in an appropriate library science or open source journal. <text:s/>This does not depend on completion of other objectives.</text:p>
      <text:p text:style-name="P82"/>
      <text:h text:style-name="P121" text:outline-level="3">Objective 4.2: Publish a pedagogical article</text:h>
      <text:p text:style-name="P82">After the preliminary release of the GUI and first pedagogical materials, organizers will jointly author an article presenting them in an appropriate journal and/or conference.</text:p>
      <text:p text:style-name="P82"/>
      <text:h text:style-name="P121" text:outline-level="3">Objective 4.3: Publish two more papers</text:h>
      <text:p text:style-name="P82">As work progresses, organizers should be able to identify additional opportunities for publication depending on how the products evolve. <text:s/>Likely topics for publication might include:</text:p>
      <text:list xml:id="list3999537313" text:style-name="L8">
        <text:list-item>
          <text:p text:style-name="P83">Results of a broad user survey</text:p>
        </text:list-item>
        <text:list-item>
          <text:p text:style-name="P83">Results of in-class student surveys</text:p>
        </text:list-item>
        <text:list-item>
          <text:p text:style-name="P83">Papers on the progress of PYroMat in appropriate open source journals</text:p>
        </text:list-item>
        <text:list-item>
          <text:p text:style-name="P85">A paper on the “decentralized” philosophy of open resource development (no more textbooks)</text:p>
        </text:list-item>
      </text:list>
      <text:p text:style-name="P82"/>
      <text:h text:style-name="P121" text:outline-level="3">Objective 4.4: Attend Pycon <text:span text:style-name="T67">or other OSS conference</text:span></text:h>
      <text:list xml:id="list2328969720" text:style-name="L10">
        <text:list-item>
          <text:p text:style-name="P86">Broaden awareness of PYroMat in the Python community</text:p>
        </text:list-item>
        <text:list-item>
          <text:p text:style-name="P86">Adapt our thinking to best practices in the Python community</text:p>
        </text:list-item>
        <text:list-item>
          <text:p text:style-name="P86">Encourage other developers to adopt PYroMat into their work</text:p>
        </text:list-item>
        <text:list-item>
          <text:p text:style-name="P86">Broaden the organizers’ awareness of the Python community</text:p>
        </text:list-item>
      </text:list>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22:19:42.859609738</meta:creation-date>
    <meta:generator>LibreOffice/6.0.7.3$Linux_X86_64 LibreOffice_project/00m0$Build-3</meta:generator>
    <dc:date>2021-10-29T13:13:53.577966288</dc:date>
    <meta:editing-duration>PT4H46M47S</meta:editing-duration>
    <meta:editing-cycles>25</meta:editing-cycles>
    <meta:document-statistic meta:table-count="0" meta:image-count="0" meta:object-count="0" meta:page-count="14" meta:paragraph-count="252" meta:word-count="3112" meta:character-count="19857" meta:non-whitespace-character-count="16857"/>
  </office:meta>
</office:document-meta>
</file>